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2F00000019F485CF046C578D5E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">
      <style:paragraph-properties fo:margin-top="0in" fo:margin-bottom="0in" loext:contextual-spacing="false"/>
    </style:style>
    <style:style style:name="P13" style:family="paragraph" style:parent-style-name="Text_20_body" style:list-style-name="L2">
      <style:paragraph-properties fo:margin-top="0in" fo:margin-bottom="0in" loext:contextual-spacing="false"/>
    </style:style>
    <style:style style:name="P14" style:family="paragraph" style:parent-style-name="Text_20_body" style:list-style-name="L3">
      <style:paragraph-properties fo:margin-top="0in" fo:margin-bottom="0in" loext:contextual-spacing="false"/>
    </style:style>
    <style:style style:name="P15" style:family="paragraph" style:parent-style-name="Text_20_body" style:list-style-name="L4">
      <style:paragraph-properties fo:margin-top="0in" fo:margin-bottom="0in" loext:contextual-spacing="false"/>
    </style:style>
    <style:style style:name="P16" style:family="paragraph" style:parent-style-name="Text_20_body" style:list-style-name="L5">
      <style:paragraph-properties fo:margin-top="0in" fo:margin-bottom="0in" loext:contextual-spacing="false"/>
    </style:style>
    <style:style style:name="P17" style:family="paragraph" style:parent-style-name="Text_20_body" style:list-style-name="L6">
      <style:paragraph-properties fo:margin-top="0in" fo:margin-bottom="0in" loext:contextual-spacing="false"/>
    </style:style>
    <style:style style:name="P18" style:family="paragraph" style:parent-style-name="Text_20_body" style:list-style-name="L7">
      <style:paragraph-properties fo:margin-top="0in" fo:margin-bottom="0in" loext:contextual-spacing="false"/>
    </style:style>
    <style:style style:name="P19" style:family="paragraph" style:parent-style-name="Text_20_body" style:list-style-name="L8">
      <style:paragraph-properties fo:margin-top="0in" fo:margin-bottom="0in" loext:contextual-spacing="false"/>
    </style:style>
    <style:style style:name="P20" style:family="paragraph" style:parent-style-name="Text_20_body" style:list-style-name="L9">
      <style:paragraph-properties fo:margin-top="0in" fo:margin-bottom="0in" loext:contextual-spacing="false"/>
    </style:style>
    <style:style style:name="P21" style:family="paragraph" style:parent-style-name="Text_20_body" style:list-style-name="L10">
      <style:paragraph-properties fo:margin-top="0in" fo:margin-bottom="0in" loext:contextual-spacing="false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Normal Equation Noninvertibility</text:h>
      <text:p text:style-name="Text_20_body">When implementing the normal equation in octave we want to use the 'pinv' function rather than 'inv.' The 'pinv' function will give you a value of θ even if <draw:frame draw:style-name="fr1" draw:name="Image2" text:anchor-type="as-char" svg:y="-0.2366in" svg:width="0.4898in" svg:height="0.2602in" draw:z-index="1"><draw:image xlink:href="Pictures/100000000000002F00000019F485CF046C578D5E.png" xlink:type="simple" xlink:show="embed" xlink:actuate="onLoad" loext:mime-type="image/png"/></draw:frame><text:s/>is not invertible.</text:p>
      <text:p text:style-name="Text_20_body">If <text:s/><draw:frame draw:style-name="fr1" draw:name="Image1" text:anchor-type="as-char" svg:y="-0.2366in" svg:width="0.4898in" svg:height="0.2602in" draw:z-index="0"><draw:image xlink:href="Pictures/100000000000002F00000019F485CF046C578D5E.png" xlink:type="simple" xlink:show="embed" xlink:actuate="onLoad" loext:mime-type="image/png"/></draw:frame><text:s text:c="2"/>is <text:span text:style-name="Strong_20_Emphasis">noninvertible, </text:span>the common causes might be having :</text:p>
      <text:list xml:id="list3698321908" text:style-name="L10">
        <text:list-item>
          <text:p text:style-name="P21">Redundant features, where two features are very closely related (i.e. they are linearly dependent)</text:p>
        </text:list-item>
        <text:list-item>
          <text:p text:style-name="P11">Too many features (e.g. m ≤ n). In this case, delete some features or use "regularization" (to be explained in a later lesson).</text:p>
        </text:list-item>
      </text:list>
      <text:p text:style-name="Text_20_body">Solutions to the above problems include deleting a feature that is linearly dependent with another or deleting one or more features when there are too many features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21:31:36.499280475</meta:creation-date>
    <dc:date>2019-06-08T16:13:48.192766166</dc:date>
    <meta:editing-duration>P4DT17H50M49S</meta:editing-duration>
    <meta:editing-cycles>11</meta:editing-cycles>
    <meta:generator>LibreOffice/6.2.2.2$Linux_X86_64 LibreOffice_project/20$Build-2</meta:generator>
    <meta:document-statistic meta:table-count="0" meta:image-count="2" meta:object-count="0" meta:page-count="1" meta:paragraph-count="6" meta:word-count="111" meta:character-count="659" meta:non-whitespace-character-count="552"/>
  </office:meta>
</office:document-meta>
</file>